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d41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NOMO</text:span><text:span text:style-name="T3"><text:tab/></text:span><text:span text:style-name="T2">Prénom : </text:span><text:span text:style-name="T1">DENISE</text:span></text:p>
      <text:p text:style-name="P3">Date de naissance : </text:p>
      <text:p text:style-name="P2"/>
      <text:p text:style-name="P4">Date de demande de l'examen : <text:span text:style-name="T1">9 Mai 2017</text:span></text:p>
      <text:p text:style-name="P4">Nom du prescripteur : <text:span text:style-name="T4">DR FOGUEM</text:span><text:tab/></text:p>
      <text:p text:style-name="P4">Nom du service prescripteur de l'examen : <text:span text:style-name="T4">GYNECO</text:span><text:tab/></text:p>
      <text:p text:style-name="Heading_20_2"/>
      <text:p text:style-name="Heading_20_2">Infection</text:p>
      <text:list xml:id="list7881405964514961463" text:style-name="L1">
        <text:list-item>
          <text:p text:style-name="P5">PCV : <text:tab/></text:p>
        </text:list-item>
      </text:list>
      <text:list xml:id="list141346516285734" text:style-name="L1">
        <text:list-item>
          <text:p text:style-name="P5">Test VIH rapide : <text:tab/></text:p>
        </text:list-item>
      </text:list>
      <text:list xml:id="list141345371258158" text:style-name="L1">
        <text:list-item>
          <text:p text:style-name="P5">TPHA : <text:tab/></text:p>
        </text:list-item>
      </text:list>
      <text:list xml:id="list141346454789630" text:style-name="L1">
        <text:list-item>
          <text:p text:style-name="P5">Chlamydiae : <text:tab/></text:p>
        </text:list-item>
      </text:list>
      <text:p text:style-name="P6">Prescription d’examen imagerie</text:p>
      <text:p text:style-name="P1"><text:span text:style-name="T2">Nom du patient : </text:span><text:span text:style-name="T1">NOMO</text:span><text:span text:style-name="T3"><text:tab/></text:span><text:span text:style-name="T2">Prénom : </text:span><text:span text:style-name="T1">DENISE</text:span></text:p>
      <text:p text:style-name="P3">Date de naissance : </text:p>
      <text:p text:style-name="P2"/>
      <text:p text:style-name="P4">Date de demande de l'examen : <text:span text:style-name="T1">9 Mai 2017</text:span></text:p>
      <text:p text:style-name="P4">Nom du prescripteur : <text:tab/></text:p>
      <text:p text:style-name="P4">Nom du service prescripteur de l'examen : <text:tab/></text:p>
      <text:p text:style-name="Heading_20_2"/>
      <text:p text:style-name="Heading_20_2">Echographie</text:p>
      <text:list xml:id="list141345319085411" text:style-name="L1">
        <text:list-item>
          <text:p text:style-name="P5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5-09T14:14:30.335032877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2" meta:paragraph-count="19" meta:word-count="92" meta:character-count="489" meta:non-whitespace-character-count="403"/>
  </office:meta>
</office:document-meta>
</file>